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ce1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number-columns-repeated="3"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.75" calcext:value-type="float">
            <text:p>2.7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7:43:50.576381680</meta:creation-date>
    <dc:date>2017-12-06T17:44:14.545275407</dc:date>
    <meta:editing-duration>PT24S</meta:editing-duration>
    <meta:editing-cycles>1</meta:editing-cycles>
    <meta:document-statistic meta:table-count="1" meta:cell-count="2496" meta:object-count="0"/>
    <meta:generator>LibreOffice/5.1.6.2$Linux_X86_64 LibreOffice_project/10m0$Build-2</meta:generator>
  </office:meta>
</office:document-meta>
</file>